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ul</text:p>
            <text:p>Receiver</text:p>
          </table:table-cell>
          <table:covered-table-cell table:style-name="ce1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covered-table-cell table:style-name="ce1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is core w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mode (compile/ru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office:value-type="string" calcext:value-type="string">
            <text:p>is err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8" office:value-type="string" calcext:value-type="string">
            <text:p>8 bit temp 1</text:p>
          </table:table-cell>
          <table:table-cell table:style-name="ce11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8" office:value-type="string" calcext:value-type="string">
            <text:p>8 bit temp 2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8" office:value-type="string" calcext:value-type="string">
            <text:p>8 bit temp 3</text:p>
          </table:table-cell>
          <table:table-cell table:style-name="ce11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8" office:value-type="string" calcext:value-type="string">
            <text:p>8 bit temp 4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table-cell table:style-name="ce8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11" office:value-type="string" calcext:value-type="string" table:number-columns-spanned="1" table:number-rows-spanned="2">
            <text:p>code pointer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style-name="ce10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5T13:42:43.434000000</dc:date>
    <meta:editing-duration>PT19M51S</meta:editing-duration>
    <meta:editing-cycles>7</meta:editing-cycles>
    <meta:generator>LibreOffice/7.4.3.2$Windows_X86_64 LibreOffice_project/1048a8393ae2eeec98dff31b5c133c5f1d08b890</meta:generator>
    <meta:document-statistic meta:table-count="1" meta:cell-count="61" meta:object-count="0"/>
  </office:meta>
</office:document-meta>
</file>